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162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loext:min-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100">
      <style:text-properties fo:font-weight="bold" style:font-weight-asian="bold" style:font-weight-complex="bold"/>
    </style:style>
    <style:style style:name="ce4" style:family="table-cell" style:parent-style-name="Default" style:data-style-name="N10001"/>
    <style:style style:name="ce5" style:family="table-cell" style:parent-style-name="Default" style:data-style-name="N10122"/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number-columns-repeated="2" table:default-cell-style-name="ce5"/>
        <table:table-column table:style-name="co6" table:default-cell-style-name="ce7"/>
        <table:table-column table:style-name="co7" table:default-cell-style-name="ce8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PN/Seeed SKU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Link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Qty Pric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Valu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STX-H11-12.000MHZ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ABRACON/ASTX-H11-12000MHZ-T?qs=tfZGHB2PWd3hgco%252bnV3PjQ%3D%3D#.XCMPT4odQbQ.link" xlink:type="simple">https://eu.mouser.com/ProductDetail/ABRACON/ASTX-H11-12000MHZ-T?qs=tfZGHB2PWd3hgco%252bnV3PjQ%3d%3d#.XCMPT4odQbQ.link</text:a></text:p>
          </table:table-cell>
          <table:table-cell office:value-type="currency" office:currency="USD" office:value="3.17" calcext:value-type="currency">
            <text:p>$3.170</text:p>
          </table:table-cell>
          <table:table-cell table:formula="of:=[.E2]*[.C2]" office:value-type="currency" office:currency="USD" office:value="3.17" calcext:value-type="currency">
            <text:p>$3.170</text:p>
          </table:table-cell>
          <table:table-cell office:value-type="string" calcext:value-type="string">
            <text:p>3.2 mm x 2.5 mm</text:p>
          </table:table-cell>
          <table:table-cell office:value-type="string" calcext:value-type="string">
            <text:p>12 M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LFSPXO054791Cu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IQD/LFSPXO054791Cutt?qs=SNm0F99quPHVYfHQp5%2FdgA%3D%3D#.XCMP9i3gd8w.link" xlink:type="simple">https://eu.mouser.com/ProductDetail/IQD/LFSPXO054791Cutt?qs=SNm0F99quPHVYfHQp5%2fdgA%3d%3d#.XCMP9i3gd8w.link</text:a></text:p>
          </table:table-cell>
          <table:table-cell office:value-type="currency" office:currency="USD" office:value="1.68" calcext:value-type="currency">
            <text:p>$1.680</text:p>
          </table:table-cell>
          <table:table-cell table:formula="of:=[.E3]*[.C3]" office:value-type="currency" office:currency="USD" office:value="1.68" calcext:value-type="currency">
            <text:p>$1.680</text:p>
          </table:table-cell>
          <table:table-cell office:value-type="string" calcext:value-type="string">
            <text:p>3.2 mm x 2.5 mm</text:p>
          </table:table-cell>
          <table:table-cell office:value-type="string" calcext:value-type="string">
            <text:p>16.777216 M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,C2,C3,C9,C16,C17,C29,C81</text:p>
          </table:table-cell>
          <table:table-cell office:value-type="string" calcext:value-type="string">
            <text:p>CC0603KRX5R6BB1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statics3.seeedstudio.com/images/opl/datasheet/302010103.pdf" xlink:type="simple">https://statics3.seeedstudio.com/images/opl/datasheet/302010103.pdf</text:a></text:p>
          </table:table-cell>
          <table:table-cell office:value-type="currency" office:currency="USD" office:value="0.02" calcext:value-type="currency">
            <text:p>$0.020</text:p>
          </table:table-cell>
          <table:table-cell table:formula="of:=[.E4]*[.C4]" office:value-type="currency" office:currency="USD" office:value="0.16" calcext:value-type="currency">
            <text:p>$0.16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2,C13</text:p>
          </table:table-cell>
          <table:table-cell office:value-type="string" calcext:value-type="string">
            <text:p>CC0805MKX5R5BB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2010171.pdf" xlink:type="simple">https://statics3.seeedstudio.com/images/opl/datasheet/302010171.pdf</text:a></text:p>
          </table:table-cell>
          <table:table-cell office:value-type="currency" office:currency="USD" office:value="0.024" calcext:value-type="currency">
            <text:p>$0.024</text:p>
          </table:table-cell>
          <table:table-cell table:formula="of:=[.E5]*[.C5]" office:value-type="currency" office:currency="USD" office:value="0.048" calcext:value-type="currency">
            <text:p>$0.0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2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9,C110,C111,C113</text:p>
          </table:table-cell>
          <table:table-cell office:value-type="string" calcext:value-type="string">
            <text:p>GRM31CR60J107ME39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statics3.seeedstudio.com/images/opl/datasheet/302010183.pdf" xlink:type="simple">https://statics3.seeedstudio.com/images/opl/datasheet/302010183.pdf</text:a></text:p>
          </table:table-cell>
          <table:table-cell office:value-type="currency" office:currency="USD" office:value="0.4" calcext:value-type="currency">
            <text:p>$0.400</text:p>
          </table:table-cell>
          <table:table-cell table:formula="of:=[.E6]*[.C6]" office:value-type="currency" office:currency="USD" office:value="1.6" calcext:value-type="currency">
            <text:p>$1.60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,C5,C6,C11,C14,C15,C20,C21,C23,C24,C25,C26,C28,C30,C31,C32,C33,C35,C37,C38,C39,C40,C41,C42,C43,C44,C45,C46,C47,C48,C49,C50,C51,C52,C53,C54,C55,C56,C57,C58,C59,C60,C61,C62,C63,C64,C65,C66,C67,C68,C69,C70,C71,C72,C73,C74,C75,C76,C77,C78,C79,C80,C83,C85,C86,C91,C92,C93,C94,C95,C96,C97,C98,C99,C100,C104,C105,C112</text:p>
          </table:table-cell>
          <table:table-cell office:value-type="string" calcext:value-type="string">
            <text:p>CC0402KRX7R8BB10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statics3.seeedstudio.com/images/opl/datasheet/302010024.pdf" xlink:type="simple">https://statics3.seeedstudio.com/images/opl/datasheet/302010024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7]*[.C7]" office:value-type="currency" office:currency="USD" office:value="0.78" calcext:value-type="currency">
            <text:p>$0.78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,C8,C22,C27,C84</text:p>
          </table:table-cell>
          <table:table-cell office:value-type="string" calcext:value-type="string">
            <text:p>CC0402KRX7R9BB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statics3.seeedstudio.com/images/opl/datasheet/302010006.pdf" xlink:type="simple">https://statics3.seeedstudio.com/images/opl/datasheet/302010006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8]*[.C8]" office:value-type="currency" office:currency="USD" office:value="0.05" calcext:value-type="currency">
            <text:p>$0.05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n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,C34,C36</text:p>
          </table:table-cell>
          <table:table-cell office:value-type="string" calcext:value-type="string">
            <text:p>CC0603KRX5R6BB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statics3.seeedstudio.com/images/opl/datasheet/302010111.pdf" xlink:type="simple">https://statics3.seeedstudio.com/images/opl/datasheet/302010111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9]*[.C9]" office:value-type="currency" office:currency="USD" office:value="0.03" calcext:value-type="currency">
            <text:p>$0.0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8,C19,C82,C101,C102,C103</text:p>
          </table:table-cell>
          <table:table-cell office:value-type="string" calcext:value-type="string">
            <text:p>CC0402KRX5R6BB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statics3.seeedstudio.com/images/opl/datasheet/302010040.pdf" xlink:type="simple">https://statics3.seeedstudio.com/images/opl/datasheet/302010040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0]*[.C10]" office:value-type="currency" office:currency="USD" office:value="0.06" calcext:value-type="currency">
            <text:p>$0.06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7,C88,C89,C90</text:p>
          </table:table-cell>
          <table:table-cell office:value-type="string" calcext:value-type="string">
            <text:p>CC0402JRNPO9BN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statics3.seeedstudio.com/images/opl/datasheet/302010012.pdf" xlink:type="simple">https://statics3.seeedstudio.com/images/opl/datasheet/302010012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1]*[.C11]" office:value-type="currency" office:currency="USD" office:value="0.04" calcext:value-type="currency">
            <text:p>$0.04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p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6,C107,C108</text:p>
          </table:table-cell>
          <table:table-cell office:value-type="string" calcext:value-type="string">
            <text:p>CC0402KRX7R8BB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statics3.seeedstudio.com/images/opl/datasheet/302010002.pdf" xlink:type="simple">https://statics3.seeedstudio.com/images/opl/datasheet/302010002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2]*[.C12]" office:value-type="currency" office:currency="USD" office:value="0.03" calcext:value-type="currency">
            <text:p>$0.03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47n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,R2,R13</text:p>
          </table:table-cell>
          <table:table-cell office:value-type="string" calcext:value-type="string">
            <text:p>RC0805JR-07100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statics3.seeedstudio.com/images/opl/datasheet/301010319.pdf" xlink:type="simple">https://statics3.seeedstudio.com/images/opl/datasheet/301010319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3]*[.C13]" office:value-type="currency" office:currency="USD" office:value="0.03" calcext:value-type="currency">
            <text:p>$0.03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0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,R4,R20,R124</text:p>
          </table:table-cell>
          <table:table-cell office:value-type="string" calcext:value-type="string">
            <text:p>RC0402JR-071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statics3.seeedstudio.com/images/opl/datasheet/301010009.pdf" xlink:type="simple">https://statics3.seeedstudio.com/images/opl/datasheet/301010009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4]*[.C14]" office:value-type="currency" office:currency="USD" office:value="0.04" calcext:value-type="currency">
            <text:p>$0.04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M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,R6,R7,R8,R9,R17,R19,R21,R27,R28,R29,R30,R32,R33,R37,R38,R39,R40,R41,R42,R43,R44,R47,R48,R49,R50,R51,R52,R53,R54,R55,R56,R57,R58,R59,R60,R61,R62,R63,R64,R65,R66,R83,R84,R85,R86,R87,R88,R89,R91,R92,R93,R94,R103,R104,R105,R106,R107,R108,R109,R110,R111,R112,R114,R115,R125,R126,R128,R129,R135,R136,R137,R138,R139</text:p>
          </table:table-cell>
          <table:table-cell office:value-type="string" calcext:value-type="string">
            <text:p>RC0402JR-0710K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statics3.seeedstudio.com/images/opl/datasheet/301010004.pdf" xlink:type="simple">https://statics3.seeedstudio.com/images/opl/datasheet/301010004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5]*[.C15]" office:value-type="currency" office:currency="USD" office:value="0.74" calcext:value-type="currency">
            <text:p>$0.74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WR04X3573F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Walsin/WR04X3573FTL?qs=t1sE%252bOcWp5vGlB9Bewecbg%3D%3D#.XCQJ-cHaIZA.link" xlink:type="simple">https://eu.mouser.com/ProductDetail/Walsin/WR04X3573FTL?qs=t1sE%252bOcWp5vGlB9Bewecbg%3d%3d#.XCQJ-cHaIZA.link</text:a></text:p>
          </table:table-cell>
          <table:table-cell office:value-type="currency" office:currency="USD" office:value="0.124" calcext:value-type="currency">
            <text:p>$0.124</text:p>
          </table:table-cell>
          <table:table-cell table:formula="of:=[.E16]*[.C16]" office:value-type="currency" office:currency="USD" office:value="0.124" calcext:value-type="currency">
            <text:p>$0.12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357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AC0402FR-0721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Yageo/AC0402FR-07210KL?qs=ygRr%2Ftkhtev38ZlIvvgTpQ%3D%3D#.XCQLxGm2LkA.link" xlink:type="simple">https://eu.mouser.com/ProductDetail/Yageo/AC0402FR-07210KL?qs=ygRr%2ftkhtev38ZlIvvgTpQ%3d%3d#.XCQLxGm2LkA.link</text:a>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E17]*[.C17]" office:value-type="currency" office:currency="USD" office:value="0.1" calcext:value-type="currency">
            <text:p>$0.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210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8,R67,R68,R69,R70,R71,R72,R73,R74,R75,R76,R77,R78,R79,R80,R81,R82</text:p>
          </table:table-cell>
          <table:table-cell office:value-type="string" calcext:value-type="string">
            <text:p>RC0402JR-071K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statics3.seeedstudio.com/images/opl/datasheet/301010006.pdf" xlink:type="simple">https://statics3.seeedstudio.com/images/opl/datasheet/301010006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8]*[.C18]" office:value-type="currency" office:currency="USD" office:value="0.17" calcext:value-type="currency">
            <text:p>$0.17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2,R24</text:p>
          </table:table-cell>
          <table:table-cell office:value-type="string" calcext:value-type="string">
            <text:p>RC0402JR-072K2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1010039.pdf" xlink:type="simple">https://statics3.seeedstudio.com/images/opl/datasheet/301010039.pdf</text:a></text:p>
          </table:table-cell>
          <table:table-cell office:value-type="currency" office:currency="USD" office:value="0.011" calcext:value-type="currency">
            <text:p>$0.011</text:p>
          </table:table-cell>
          <table:table-cell table:formula="of:=[.E19]*[.C19]" office:value-type="currency" office:currency="USD" office:value="0.022" calcext:value-type="currency">
            <text:p>$0.02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.2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C0402FR-0712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tatics3.seeedstudio.com/images/opl/datasheet/resistance-series.pdf" xlink:type="simple">https://statics3.seeedstudio.com/images/opl/datasheet/resistance-series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20]*[.C20]" office:value-type="currency" office:currency="USD" office:value="0.01" calcext:value-type="currency">
            <text:p>$0.01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12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C0402FR-07649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Yageo/RC0402FR-07649RL?qs=Is6ZsIPfHkYMbt18SYSi%252bQ%3D%3D#.XCQXCZSI0Do.link" xlink:type="simple">https://eu.mouser.com/ProductDetail/Yageo/RC0402FR-07649RL?qs=Is6ZsIPfHkYMbt18SYSi%252bQ%3d%3d#.XCQXCZSI0Do.link</text:a>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E21]*[.C21]" office:value-type="currency" office:currency="USD" office:value="0.1" calcext:value-type="currency">
            <text:p>$0.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649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5,R96,R97,R98,R99,R100,R101,R102,R116,R117,R118,R119,R120,R121,R122,R123</text:p>
          </table:table-cell>
          <table:table-cell office:value-type="string" calcext:value-type="string">
            <text:p>RC0603JR-0710R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statics3.seeedstudio.com/images/opl/datasheet/301010096.pdf" xlink:type="simple">https://statics3.seeedstudio.com/images/opl/datasheet/301010096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22]*[.C22]" office:value-type="currency" office:currency="USD" office:value="0.16" calcext:value-type="currency">
            <text:p>$0.16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2,R130,R131,R132,R133</text:p>
          </table:table-cell>
          <table:table-cell office:value-type="string" calcext:value-type="string">
            <text:p>RC0805JR-07220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statics3.seeedstudio.com/images/opl/datasheet/301010315.pdf" xlink:type="simple">https://statics3.seeedstudio.com/images/opl/datasheet/301010315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23]*[.C23]" office:value-type="currency" office:currency="USD" office:value="0.05" calcext:value-type="currency">
            <text:p>$0.05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20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40,R141,R142</text:p>
          </table:table-cell>
          <table:table-cell office:value-type="string" calcext:value-type="string">
            <text:p>RC0402JR-0747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statics3.seeedstudio.com/images/opl/datasheet/resistance-series.pdf" xlink:type="simple">https://statics3.seeedstudio.com/images/opl/datasheet/resistance-series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24]*[.C24]" office:value-type="currency" office:currency="USD" office:value="0.03" calcext:value-type="currency">
            <text:p>$0.03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47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,RV2,RV3</text:p>
          </table:table-cell>
          <table:table-cell office:value-type="string" calcext:value-type="string">
            <text:p>TS53YL102MR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Vishay-Sfernice/TS53YL102MR10?qs=R4%2FAj8xQbdWvnedTKTFTKg%3D%3D#.XCQlNrrsg8M.link" xlink:type="simple">https://eu.mouser.com/ProductDetail/Vishay-Sfernice/TS53YL102MR10?qs=R4%2fAj8xQbdWvnedTKTFTKg%3d%3d#.XCQlNrrsg8M.link</text:a></text:p>
          </table:table-cell>
          <table:table-cell office:value-type="currency" office:currency="USD" office:value="1.66" calcext:value-type="currency">
            <text:p>$1.660</text:p>
          </table:table-cell>
          <table:table-cell table:formula="of:=[.E25]*[.C25]" office:value-type="currency" office:currency="USD" office:value="4.98" calcext:value-type="currency">
            <text:p>$4.980</text:p>
          </table:table-cell>
          <table:table-cell office:value-type="string" calcext:value-type="string">
            <text:p>Vishay TS53YL</text:p>
          </table:table-cell>
          <table:table-cell office:value-type="string" calcext:value-type="string">
            <text:p>1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BSS138W-7-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5030000.pdf" xlink:type="simple">https://statics3.seeedstudio.com/images/opl/datasheet/305030000.pdf</text:a></text:p>
          </table:table-cell>
          <table:table-cell office:value-type="currency" office:currency="USD" office:value="0.033" calcext:value-type="currency">
            <text:p>$0.033</text:p>
          </table:table-cell>
          <table:table-cell table:formula="of:=[.E26]*[.C26]" office:value-type="currency" office:currency="USD" office:value="0.066" calcext:value-type="currency">
            <text:p>$0.066</text:p>
          </table:table-cell>
          <table:table-cell office:value-type="string" calcext:value-type="string">
            <text:p>SOT-323</text:p>
          </table:table-cell>
          <table:table-cell office:value-type="string" calcext:value-type="string">
            <text:p>BSS1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5,L6</text:p>
          </table:table-cell>
          <table:table-cell office:value-type="string" calcext:value-type="string">
            <text:p>Murata;LQW15AN33NJ0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3010106.pdf" xlink:type="simple">https://statics3.seeedstudio.com/images/opl/datasheet/303010106.pdf</text:a></text:p>
          </table:table-cell>
          <table:table-cell office:value-type="currency" office:currency="USD" office:value="0.024" calcext:value-type="currency">
            <text:p>$0.024</text:p>
          </table:table-cell>
          <table:table-cell table:formula="of:=[.E27]*[.C27]" office:value-type="currency" office:currency="USD" office:value="0.048" calcext:value-type="currency">
            <text:p>$0.048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33n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,L2,L3,L4</text:p>
          </table:table-cell>
          <table:table-cell office:value-type="string" calcext:value-type="string">
            <text:p>MMZ1608B60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TDK/MMZ1608B601C?qs=fOf5s7IOgVG9xKc6xJGMYw%3D%3D#.XCQ2gsg3n9c.link" xlink:type="simple">https://eu.mouser.com/ProductDetail/TDK/MMZ1608B601C?qs=fOf5s7IOgVG9xKc6xJGMYw%3d%3d#.XCQ2gsg3n9c.link</text:a>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E28]*[.C28]" office:value-type="currency" office:currency="USD" office:value="0.4" calcext:value-type="currency">
            <text:p>$0.4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600Ω 5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0,SW1,SW2,SW3</text:p>
          </table:table-cell>
          <table:table-cell office:value-type="string" calcext:value-type="string">
            <text:p>TD-1183SN-A3N-D1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statics3.seeedstudio.com/fusion/opl/datasheet/311020740.pdf" xlink:type="simple">https://statics3.seeedstudio.com/fusion/opl/datasheet/311020740.pdf</text:a></text:p>
          </table:table-cell>
          <table:table-cell office:value-type="currency" office:currency="USD" office:value="0.256" calcext:value-type="currency">
            <text:p>$0.256</text:p>
          </table:table-cell>
          <table:table-cell table:formula="of:=[.E29]*[.C29]" office:value-type="currency" office:currency="USD" office:value="1.024" calcext:value-type="currency">
            <text:p>$1.024</text:p>
          </table:table-cell>
          <table:table-cell office:value-type="string" calcext:value-type="string">
            <text:p>3 mm x 2.5 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4,SW5</text:p>
          </table:table-cell>
          <table:table-cell office:value-type="string" calcext:value-type="string">
            <text:p>CTS;206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CTS-Electronic-Components/206-8?qs=qNzHFtQhdJ%252bV9O%2FUzcUFng%3D%3D#.XCRAvzC8amM.link" xlink:type="simple">https://eu.mouser.com/ProductDetail/CTS-Electronic-Components/206-8?qs=qNzHFtQhdJ%252bV9O%2fUzcUFng%3d%3d#.XCRAvzC8amM.link</text:a></text:p>
          </table:table-cell>
          <table:table-cell office:value-type="currency" office:currency="USD" office:value="0.914" calcext:value-type="currency">
            <text:p>$0.914</text:p>
          </table:table-cell>
          <table:table-cell table:formula="of:=[.E30]*[.C30]" office:value-type="currency" office:currency="USD" office:value="1.828" calcext:value-type="currency">
            <text:p>$1.828</text:p>
          </table:table-cell>
          <table:table-cell office:value-type="string" calcext:value-type="string">
            <text:p>W 7.63 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0,D1,D2,D3,D4,D5,D6,D7,D8,D9,D10,D11,D12,D13,D14,D15</text:p>
          </table:table-cell>
          <table:table-cell office:value-type="string" calcext:value-type="string">
            <text:p>17-215SURC/S530-A2/TR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statics3.seeedstudio.com/images/opl/datasheet/304090046.pdf" xlink:type="simple">https://statics3.seeedstudio.com/images/opl/datasheet/304090046.pdf</text:a></text:p>
          </table:table-cell>
          <table:table-cell office:value-type="currency" office:currency="USD" office:value="0.026" calcext:value-type="currency">
            <text:p>$0.026</text:p>
          </table:table-cell>
          <table:table-cell table:formula="of:=[.E31]*[.C31]" office:value-type="currency" office:currency="USD" office:value="0.416" calcext:value-type="currency">
            <text:p>$0.41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7,D18</text:p>
          </table:table-cell>
          <table:table-cell office:value-type="string" calcext:value-type="string">
            <text:p>17-215SYGC/S530-E2/T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4090057.pdf" xlink:type="simple">https://statics3.seeedstudio.com/images/opl/datasheet/304090057.pdf</text:a></text:p>
          </table:table-cell>
          <table:table-cell office:value-type="currency" office:currency="USD" office:value="0.026" calcext:value-type="currency">
            <text:p>$0.026</text:p>
          </table:table-cell>
          <table:table-cell table:formula="of:=[.E32]*[.C32]" office:value-type="currency" office:currency="USD" office:value="0.052" calcext:value-type="currency">
            <text:p>$0.05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e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CDBU0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Comchip-Technology/CDBU0520?qs=QrYNfmA0esYvGSGDalbccA%3D%3D#.XCRJsBBx3z8.link" xlink:type="simple">https://eu.mouser.com/ProductDetail/Comchip-Technology/CDBU0520?qs=QrYNfmA0esYvGSGDalbccA%3d%3d#.XCRJsBBx3z8.link</text:a></text:p>
          </table:table-cell>
          <table:table-cell office:value-type="currency" office:currency="USD" office:value="0.452" calcext:value-type="currency">
            <text:p>$0.452</text:p>
          </table:table-cell>
          <table:table-cell table:formula="of:=[.E33]*[.C33]" office:value-type="currency" office:currency="USD" office:value="0.452" calcext:value-type="currency">
            <text:p>$0.45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DBU0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9,D20,D21,D22</text:p>
          </table:table-cell>
          <table:table-cell office:value-type="string" calcext:value-type="string">
            <text:p>BAV199WQ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Diodes-Incorporated/BAV199WQ-7?qs=xLhQT1EE4V%252brO8tFabP6bQ%3D%3D#.XCRK3uwFaqM.link" xlink:type="simple">https://eu.mouser.com/ProductDetail/Diodes-Incorporated/BAV199WQ-7?qs=xLhQT1EE4V%252brO8tFabP6bQ%3d%3d#.XCRK3uwFaqM.link</text:a></text:p>
          </table:table-cell>
          <table:table-cell office:value-type="currency" office:currency="USD" office:value="0.271" calcext:value-type="currency">
            <text:p>$0.271</text:p>
          </table:table-cell>
          <table:table-cell table:formula="of:=[.E34]*[.C34]" office:value-type="currency" office:currency="USD" office:value="1.084" calcext:value-type="currency">
            <text:p>$1.084</text:p>
          </table:table-cell>
          <table:table-cell office:value-type="string" calcext:value-type="string">
            <text:p>SOT-323</text:p>
          </table:table-cell>
          <table:table-cell office:value-type="string" calcext:value-type="string">
            <text:p>BAV199W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BAV100-G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Vishay-Semiconductors/BAV100-GS08?qs=WLTup5mM6hiycTaKo%2FbC7A%3D%3D#.XCRPQqVy-P0.link" xlink:type="simple">https://eu.mouser.com/ProductDetail/Vishay-Semiconductors/BAV100-GS08?qs=WLTup5mM6hiycTaKo%2fbC7A%3d%3d#.XCRPQqVy-P0.link</text:a></text:p>
          </table:table-cell>
          <table:table-cell office:value-type="currency" office:currency="USD" office:value="0.201" calcext:value-type="currency">
            <text:p>$0.201</text:p>
          </table:table-cell>
          <table:table-cell table:formula="of:=[.E35]*[.C35]" office:value-type="currency" office:currency="USD" office:value="0.201" calcext:value-type="currency">
            <text:p>$0.201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BAV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Molex/105017-0001?qs=hlXxxvYE36k7QcsR97GUKA%3D%3D#.XCR-gCEXemk.link" xlink:type="simple">https://eu.mouser.com/ProductDetail/Molex/105017-0001?qs=hlXxxvYE36k7QcsR97GUKA%3d%3d#.XCR-gCEXemk.link</text:a></text:p>
          </table:table-cell>
          <table:table-cell office:value-type="currency" office:currency="USD" office:value="0.783" calcext:value-type="currency">
            <text:p>$0.783</text:p>
          </table:table-cell>
          <table:table-cell table:formula="of:=[.E36]*[.C36]" office:value-type="currency" office:currency="USD" office:value="0.783" calcext:value-type="currency">
            <text:p>$0.7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DM3AT-SF-PEJ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Hirose-Connector/DM3AT-SF-PEJM5?qs=LZSZKJVF%252b2WTDKp%252bR7IYAQ%3D%3D#.XCR4BIeIYX4.link" xlink:type="simple">https://eu.mouser.com/ProductDetail/Hirose-Connector/DM3AT-SF-PEJM5?qs=LZSZKJVF%252b2WTDKp%252bR7IYAQ%3d%3d#.XCR4BIeIYX4.link</text:a></text:p>
          </table:table-cell>
          <table:table-cell office:value-type="currency" office:currency="USD" office:value="2.63" calcext:value-type="currency">
            <text:p>$2.630</text:p>
          </table:table-cell>
          <table:table-cell table:formula="of:=[.E37]*[.C37]" office:value-type="currency" office:currency="USD" office:value="2.63" calcext:value-type="currency">
            <text:p>$2.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SJ1-3533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CUI/SJ1-3533NG?qs=WyjlAZoYn53GjNky%252bNFGCA%3D%3D#.XCRlb0dji7c.link" xlink:type="simple">https://eu.mouser.com/ProductDetail/CUI/SJ1-3533NG?qs=WyjlAZoYn53GjNky%252bNFGCA%3d%3d#.XCRlb0dji7c.link</text:a></text:p>
          </table:table-cell>
          <table:table-cell office:value-type="currency" office:currency="USD" office:value="1.17" calcext:value-type="currency">
            <text:p>$1.170</text:p>
          </table:table-cell>
          <table:table-cell table:formula="of:=[.E38]*[.C38]" office:value-type="currency" office:currency="USD" office:value="1.17" calcext:value-type="currency">
            <text:p>$1.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52045-2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Molex/52045-2145?qs=g5f4E6w8l8i4Jv%252bBEK7mDw%3D%3D#.XCSNoulJ7OU.link" xlink:type="simple">https://eu.mouser.com/ProductDetail/Molex/52045-2145?qs=g5f4E6w8l8i4Jv%252bBEK7mDw%3d%3d#.XCSNoulJ7OU.link</text:a></text:p>
          </table:table-cell>
          <table:table-cell office:value-type="currency" office:currency="USD" office:value="0.794" calcext:value-type="currency">
            <text:p>$0.794</text:p>
          </table:table-cell>
          <table:table-cell table:formula="of:=[.E39]*[.C39]" office:value-type="currency" office:currency="USD" office:value="0.794" calcext:value-type="currency">
            <text:p>$0.7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T3030EFE#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short/pcf4ht" xlink:type="simple">https://www.digikey.com/short/pcf4ht</text:a></text:p>
          </table:table-cell>
          <table:table-cell office:value-type="currency" office:currency="USD" office:value="7.12" calcext:value-type="currency">
            <text:p>$7.120</text:p>
          </table:table-cell>
          <table:table-cell table:formula="of:=[.E40]*[.C40]" office:value-type="currency" office:currency="USD" office:value="7.12" calcext:value-type="currency">
            <text:p>$7.120</text:p>
          </table:table-cell>
          <table:table-cell office:value-type="string" calcext:value-type="string">
            <text:p>20-ETSS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W25Q32JVSSIM 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Winbond/W25Q32JVSSIM-TR?qs=qSfuJ%252bfl%2Fd55hO45Ox4sXQ%3D%3D#.XEPg0rR5Mak.link" xlink:type="simple">https://eu.mouser.com/ProductDetail/Winbond/W25Q32JVSSIM-TR?qs=qSfuJ%252bfl%2fd55hO45Ox4sXQ%3d%3d#.XEPg0rR5Mak.link</text:a></text:p>
          </table:table-cell>
          <table:table-cell office:value-type="currency" office:currency="USD" office:value="0.823" calcext:value-type="currency">
            <text:p>$0.823</text:p>
          </table:table-cell>
          <table:table-cell table:formula="of:=[.E41]*[.C41]" office:value-type="currency" office:currency="USD" office:value="0.823" calcext:value-type="currency">
            <text:p>$0.823</text:p>
          </table:table-cell>
          <table:table-cell office:value-type="string" calcext:value-type="string">
            <text:p>SOIC-8 208</text:p>
          </table:table-cell>
          <table:table-cell office:value-type="string" calcext:value-type="string">
            <text:p>4M x 8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CE40HX8K-CT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Lattice/iCE40HX8K-CT256?qs=F9A14TELRMtUXwpvAxLNcw%3D%3D#.XCTTYoCBmNc.link" xlink:type="simple">https://eu.mouser.com/ProductDetail/Lattice/iCE40HX8K-CT256?qs=F9A14TELRMtUXwpvAxLNcw%3d%3d#.XCTTYoCBmNc.link</text:a></text:p>
          </table:table-cell>
          <table:table-cell office:value-type="currency" office:currency="USD" office:value="11.35" calcext:value-type="currency">
            <text:p>$11.350</text:p>
          </table:table-cell>
          <table:table-cell table:formula="of:=[.E42]*[.C42]" office:value-type="currency" office:currency="USD" office:value="11.35" calcext:value-type="currency">
            <text:p>$11.350</text:p>
          </table:table-cell>
          <table:table-cell office:value-type="string" calcext:value-type="string">
            <text:p>256-CAB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93LC56BT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Microchip-Technology/93LC56BT-I-SN?qs=lQv0JY93vreW%252bBssv4v8RA%3D%3D#.XCTlVNXtTII.link" xlink:type="simple">https://eu.mouser.com/ProductDetail/Microchip-Technology/93LC56BT-I-SN?qs=lQv0JY93vreW%252bBssv4v8RA%3d%3d#.XCTlVNXtTII.link</text:a></text:p>
          </table:table-cell>
          <table:table-cell office:value-type="currency" office:currency="USD" office:value="0.251" calcext:value-type="currency">
            <text:p>$0.251</text:p>
          </table:table-cell>
          <table:table-cell table:formula="of:=[.E43]*[.C43]" office:value-type="currency" office:currency="USD" office:value="0.251" calcext:value-type="currency">
            <text:p>$0.251</text:p>
          </table:table-cell>
          <table:table-cell office:value-type="string" calcext:value-type="string">
            <text:p>SOIC-8 150</text:p>
          </table:table-cell>
          <table:table-cell office:value-type="string" calcext:value-type="string">
            <text:p>128 x 16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T2232HL-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FTDI/FT2232HL-REEL?qs=D1%2FPMqvA100v7FHcEx164g%3D%3D#.XCTnshhr2FA.link" xlink:type="simple">https://eu.mouser.com/ProductDetail/FTDI/FT2232HL-REEL?qs=D1%2fPMqvA100v7FHcEx164g%3d%3d#.XCTnshhr2FA.link</text:a></text:p>
          </table:table-cell>
          <table:table-cell office:value-type="currency" office:currency="USD" office:value="6.74" calcext:value-type="currency">
            <text:p>$6.740</text:p>
          </table:table-cell>
          <table:table-cell table:formula="of:=[.E44]*[.C44]" office:value-type="currency" office:currency="USD" office:value="6.74" calcext:value-type="currency">
            <text:p>$6.740</text:p>
          </table:table-cell>
          <table:table-cell office:value-type="string" calcext:value-type="string">
            <text:p>LQFP-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,U7,U8,U9,U10,U11,U12,U13,U14,U15,U16</text:p>
          </table:table-cell>
          <table:table-cell office:value-type="string" calcext:value-type="string">
            <text:p>SN74LVCH8T245PW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u.mouser.com/ProductDetail/Texas-Instruments/SN74LVCH8T245PWR?qs=H8TbSl0SgbH0mxJKLczsYg%3D%3D#.XCTqlrqQiQs.link" xlink:type="simple">https://eu.mouser.com/ProductDetail/Texas-Instruments/SN74LVCH8T245PWR?qs=H8TbSl0SgbH0mxJKLczsYg%3d%3d#.XCTqlrqQiQs.link</text:a></text:p>
          </table:table-cell>
          <table:table-cell office:value-type="currency" office:currency="USD" office:value="1.32" calcext:value-type="currency">
            <text:p>$1.320</text:p>
          </table:table-cell>
          <table:table-cell table:formula="of:=[.E45]*[.C45]" office:value-type="currency" office:currency="USD" office:value="14.52" calcext:value-type="currency">
            <text:p>$14.520</text:p>
          </table:table-cell>
          <table:table-cell office:value-type="string" calcext:value-type="string">
            <text:p>24-TSS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SN74AHC1GU04DCK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Texas-Instruments/SN74AHC1GU04DCK3?qs=HtiCF%252bSLVmeK2lzXvlFtoA%3D%3D#.XCTysqspl3s.link" xlink:type="simple">https://eu.mouser.com/ProductDetail/Texas-Instruments/SN74AHC1GU04DCK3?qs=HtiCF%252bSLVmeK2lzXvlFtoA%3d%3d#.XCTysqspl3s.link</text:a></text:p>
          </table:table-cell>
          <table:table-cell office:value-type="currency" office:currency="USD" office:value="0.412" calcext:value-type="currency">
            <text:p>$0.412</text:p>
          </table:table-cell>
          <table:table-cell table:formula="of:=[.E46]*[.C46]" office:value-type="currency" office:currency="USD" office:value="0.412" calcext:value-type="currency">
            <text:p>$0.412</text:p>
          </table:table-cell>
          <table:table-cell office:value-type="string" calcext:value-type="string">
            <text:p>SC-70-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8,U21</text:p>
          </table:table-cell>
          <table:table-cell office:value-type="string" calcext:value-type="string">
            <text:p>IS62WV10248EBLL-45T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ISSI/IS62WV10248EBLL-45TLI?qs=uCnMRCNammlHlbXwB0OS3A%3D%3D#.XCT8vBZfIz8.link" xlink:type="simple">https://eu.mouser.com/ProductDetail/ISSI/IS62WV10248EBLL-45TLI?qs=uCnMRCNammlHlbXwB0OS3A%3d%3d#.XCT8vBZfIz8.link</text:a></text:p>
          </table:table-cell>
          <table:table-cell office:value-type="currency" office:currency="USD" office:value="6.08" calcext:value-type="currency">
            <text:p>$6.080</text:p>
          </table:table-cell>
          <table:table-cell table:formula="of:=[.E47]*[.C47]" office:value-type="currency" office:currency="USD" office:value="12.16" calcext:value-type="currency">
            <text:p>$12.160</text:p>
          </table:table-cell>
          <table:table-cell office:value-type="string" calcext:value-type="string">
            <text:p>44-400mil-TSOP-2</text:p>
          </table:table-cell>
          <table:table-cell office:value-type="string" calcext:value-type="string">
            <text:p>1M x 8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7,U20,U22</text:p>
          </table:table-cell>
          <table:table-cell office:value-type="string" calcext:value-type="string">
            <text:p>IS62WV1288BLL-55Q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ISSI/IS62WV1288BLL-55QLI?qs=YdQ7Kj7W0byrjrEhKf64%2Fw%3D%3D#.XCUJS3Noxhs.link" xlink:type="simple">https://eu.mouser.com/ProductDetail/ISSI/IS62WV1288BLL-55QLI?qs=YdQ7Kj7W0byrjrEhKf64%2fw%3d%3d#.XCUJS3Noxhs.link</text:a></text:p>
          </table:table-cell>
          <table:table-cell office:value-type="currency" office:currency="USD" office:value="2.55" calcext:value-type="currency">
            <text:p>$2.550</text:p>
          </table:table-cell>
          <table:table-cell table:formula="of:=[.E48]*[.C48]" office:value-type="currency" office:currency="USD" office:value="7.65" calcext:value-type="currency">
            <text:p>$7.650</text:p>
          </table:table-cell>
          <table:table-cell office:value-type="string" calcext:value-type="string">
            <text:p>32-SOP</text:p>
          </table:table-cell>
          <table:table-cell office:value-type="string" calcext:value-type="string">
            <text:p>128k x 8bi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2:.C48])" office:value-type="float" office:value="310" calcext:value-type="float">
            <text:p>310</text:p>
          </table:table-cell>
          <table:table-cell table:number-columns-repeated="2"/>
          <table:table-cell table:formula="of:=SUM([.F2:.F48])" office:value-type="currency" office:currency="USD" office:value="86.178" calcext:value-type="currency">
            <text:p>$86.178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0122" number:language="en" number:country="US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0122P0"/>
    </number:currency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21:49:22.168846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5:40:46.746883848</meta:creation-date>
    <dc:date>2019-01-23T21:52:28.883643259</dc:date>
    <meta:editing-duration>PT17H15M31S</meta:editing-duration>
    <meta:editing-cycles>98</meta:editing-cycles>
    <meta:generator>LibreOffice/5.3.6.1$Linux_X86_64 LibreOffice_project/30$Build-1</meta:generator>
    <meta:document-statistic meta:table-count="1" meta:cell-count="371" meta:object-count="0"/>
  </office:meta>
</office:document-meta>
</file>